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office:font-face-decls>
  <office:automatic-styles>
    <style:style style:name="Table1" style:family="table">
      <style:table-properties style:width="17cm" style:rel-width="100%" fo:margin-top="0cm" fo:margin-bottom="0cm" table:align="center" style:writing-mode="lr-tb"/>
    </style:style>
    <style:style style:name="Table1.A" style:family="table-column">
      <style:table-column-properties style:column-width="6.994cm" style:rel-column-width="26961*"/>
    </style:style>
    <style:style style:name="Table1.B" style:family="table-column">
      <style:table-column-properties style:column-width="4.999cm" style:rel-column-width="19273*"/>
    </style:style>
    <style:style style:name="Table1.C" style:family="table-column">
      <style:table-column-properties style:column-width="5.008cm" style:rel-column-width="19301*"/>
    </style:style>
    <style:style style:name="Table1.1" style:family="table-row">
      <style:table-row-properties style:min-row-height="0.233cm" fo:keep-together="auto"/>
    </style:style>
    <style:style style:name="Table1.A1" style:family="table-cell">
      <style:table-cell-properties style:vertical-align="middle" fo:padding-left="0.191cm" fo:padding-right="0.191cm" fo:padding-top="0cm" fo:padding-bottom="0cm" fo:border="1pt solid #00000a"/>
    </style:style>
    <style:style style:name="Table1.2" style:family="table-row">
      <style:table-row-properties fo:keep-together="auto"/>
    </style:style>
    <style:style style:name="Table1.A2"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1.B2" style:family="table-cell">
      <style:table-cell-properties style:vertical-align="middle" fo:padding-left="0.191cm" fo:padding-right="0.191cm" fo:padding-top="0cm" fo:padding-bottom="0cm" fo:border-left="none" fo:border-right="1pt solid #00000a" fo:border-top="none" fo:border-bottom="1pt solid #00000a"/>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P1" style:family="paragraph" style:parent-style-name="Standard">
      <style:paragraph-properties fo:text-align="justify" style:justify-single-word="false"/>
      <style:text-properties style:font-name="Arial" fo:font-weight="bold" officeooo:paragraph-rsid="001336c6" style:font-weight-asian="bold" style:font-name-complex="Arial2"/>
    </style:style>
    <style:style style:name="P2" style:family="paragraph" style:parent-style-name="Standard">
      <style:paragraph-properties fo:text-align="justify" style:justify-single-word="false"/>
      <style:text-properties style:font-name="Arial" officeooo:paragraph-rsid="001336c6"/>
    </style:style>
    <style:style style:name="P3" style:family="paragraph" style:parent-style-name="Standard">
      <style:paragraph-properties fo:text-align="center" style:justify-single-word="false"/>
      <style:text-properties style:font-name="Arial" officeooo:paragraph-rsid="001336c6"/>
    </style:style>
    <style:style style:name="P4" style:family="paragraph" style:parent-style-name="Standard">
      <style:paragraph-properties style:line-height-at-least="0.423cm" fo:text-align="justify" style:justify-single-word="false">
        <style:tab-stops>
          <style:tab-stop style:position="0cm"/>
          <style:tab-stop style:position="1.016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34.29cm"/>
          <style:tab-stop style:position="35.56cm"/>
          <style:tab-stop style:position="36.83cm"/>
          <style:tab-stop style:position="38.1cm"/>
          <style:tab-stop style:position="39.37cm"/>
          <style:tab-stop style:position="40.64cm"/>
          <style:tab-stop style:position="41.91cm"/>
          <style:tab-stop style:position="43.18cm"/>
          <style:tab-stop style:position="44.45cm"/>
          <style:tab-stop style:position="45.72cm"/>
          <style:tab-stop style:position="46.99cm"/>
        </style:tab-stops>
      </style:paragraph-properties>
      <style:text-properties style:font-name="Arial" officeooo:paragraph-rsid="001336c6" style:font-name-complex="Arial2"/>
    </style:style>
    <style:style style:name="P5" style:family="paragraph" style:parent-style-name="Standard">
      <style:text-properties style:font-name="Arial" officeooo:paragraph-rsid="001336c6"/>
    </style:style>
    <style:style style:name="P6" style:family="paragraph" style:parent-style-name="Standard">
      <style:paragraph-properties fo:margin-top="0cm" fo:margin-bottom="0cm" style:contextual-spacing="false" fo:line-height="100%" fo:text-align="justify" style:justify-single-word="false"/>
      <style:text-properties style:font-name="Arial" officeooo:paragraph-rsid="001336c6"/>
    </style:style>
    <style:style style:name="P7" style:family="paragraph" style:parent-style-name="Standard">
      <style:paragraph-properties fo:margin-top="0cm" fo:margin-bottom="0cm" style:contextual-spacing="false" fo:line-height="100%" fo:text-align="justify" style:justify-single-word="false"/>
      <style:text-properties style:font-name="Arial" officeooo:paragraph-rsid="001336c6" style:font-name-asian="GalliardStd-Roman" style:font-name-complex="GalliardStd-Roman"/>
    </style:style>
    <style:style style:name="P8" style:family="paragraph" style:parent-style-name="Standard">
      <style:paragraph-properties fo:margin-top="0cm" fo:margin-bottom="0cm" style:contextual-spacing="false" fo:line-height="100%" fo:text-align="justify" style:justify-single-word="false"/>
      <style:text-properties fo:color="#000000" style:font-name="Arial" officeooo:paragraph-rsid="001336c6" style:font-name-asian="GalliardStd-Roman" style:font-name-complex="GalliardStd-Roman"/>
    </style:style>
    <style:style style:name="P9" style:family="paragraph" style:parent-style-name="Standard">
      <style:paragraph-properties fo:margin-top="0cm" fo:margin-bottom="0cm" style:contextual-spacing="false" fo:line-height="100%" fo:text-align="justify" style:justify-single-word="false">
        <style:tab-stops>
          <style:tab-stop style:position="0cm"/>
          <style:tab-stop style:position="1.016cm"/>
          <style:tab-stop style:position="1.27cm"/>
          <style:tab-stop style:position="2.54cm"/>
        </style:tab-stops>
      </style:paragraph-properties>
      <style:text-properties fo:color="#000000" style:font-name="Arial" officeooo:paragraph-rsid="001336c6" style:font-name-complex="HelveticaNeue"/>
    </style:style>
    <style:style style:name="P10" style:family="paragraph" style:parent-style-name="Standard">
      <style:paragraph-properties fo:margin-left="0.635cm" fo:margin-right="0cm" fo:margin-top="0cm" fo:margin-bottom="0cm" style:contextual-spacing="false" fo:line-height="100%" fo:text-align="justify" style:justify-single-word="false" fo:text-indent="0cm" style:auto-text-indent="false"/>
      <style:text-properties style:font-name="Arial" officeooo:paragraph-rsid="001336c6" style:font-name-asian="GalliardStd-Roman" style:font-name-complex="GalliardStd-Roman"/>
    </style:style>
    <style:style style:name="P11" style:family="paragraph" style:parent-style-name="Standard">
      <style:paragraph-properties fo:margin-left="0.635cm" fo:margin-right="0cm" style:line-height-at-least="0.423cm" fo:text-align="justify" style:justify-single-word="false" fo:text-indent="0cm" style:auto-text-indent="false">
        <style:tab-stops>
          <style:tab-stop style:position="0cm"/>
          <style:tab-stop style:position="1.016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34.29cm"/>
          <style:tab-stop style:position="35.56cm"/>
          <style:tab-stop style:position="36.83cm"/>
          <style:tab-stop style:position="38.1cm"/>
          <style:tab-stop style:position="39.37cm"/>
          <style:tab-stop style:position="40.64cm"/>
          <style:tab-stop style:position="41.91cm"/>
          <style:tab-stop style:position="43.18cm"/>
          <style:tab-stop style:position="44.45cm"/>
          <style:tab-stop style:position="45.72cm"/>
          <style:tab-stop style:position="46.99cm"/>
        </style:tab-stops>
      </style:paragraph-properties>
      <style:text-properties style:font-name="Arial" officeooo:paragraph-rsid="001336c6" style:font-name-complex="Arial2"/>
    </style:style>
    <style:style style:name="P12" style:family="paragraph" style:parent-style-name="Standard">
      <style:paragraph-properties fo:margin-left="1.905cm" fo:margin-right="0cm" fo:text-align="justify" style:justify-single-word="false" fo:text-indent="0cm" style:auto-text-indent="false"/>
      <style:text-properties style:font-name="Arial" officeooo:paragraph-rsid="001336c6" style:font-name-complex="Arial2"/>
    </style:style>
    <style:style style:name="P13" style:family="paragraph" style:parent-style-name="List_20_Paragraph">
      <style:paragraph-properties fo:margin-left="1.905cm" fo:margin-right="0cm" style:line-height-at-least="0.423cm" fo:text-align="justify" style:justify-single-word="false" fo:text-indent="0cm" style:auto-text-indent="false">
        <style:tab-stops>
          <style:tab-stop style:position="0cm"/>
          <style:tab-stop style:position="1.016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34.29cm"/>
          <style:tab-stop style:position="35.56cm"/>
          <style:tab-stop style:position="36.83cm"/>
          <style:tab-stop style:position="38.1cm"/>
          <style:tab-stop style:position="39.37cm"/>
          <style:tab-stop style:position="40.64cm"/>
          <style:tab-stop style:position="41.91cm"/>
          <style:tab-stop style:position="43.18cm"/>
          <style:tab-stop style:position="44.45cm"/>
          <style:tab-stop style:position="45.72cm"/>
          <style:tab-stop style:position="46.99cm"/>
        </style:tab-stops>
      </style:paragraph-properties>
      <style:text-properties style:font-name="Arial" officeooo:paragraph-rsid="001336c6" style:font-name-complex="Arial2"/>
    </style:style>
    <style:style style:name="P14" style:family="paragraph" style:parent-style-name="List_20_Paragraph">
      <style:paragraph-properties style:line-height-at-least="0.423cm" fo:text-align="justify" style:justify-single-word="false">
        <style:tab-stops>
          <style:tab-stop style:position="0cm"/>
          <style:tab-stop style:position="1.016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34.29cm"/>
          <style:tab-stop style:position="35.56cm"/>
          <style:tab-stop style:position="36.83cm"/>
          <style:tab-stop style:position="38.1cm"/>
          <style:tab-stop style:position="39.37cm"/>
          <style:tab-stop style:position="40.64cm"/>
          <style:tab-stop style:position="41.91cm"/>
          <style:tab-stop style:position="43.18cm"/>
          <style:tab-stop style:position="44.45cm"/>
          <style:tab-stop style:position="45.72cm"/>
          <style:tab-stop style:position="46.99cm"/>
        </style:tab-stops>
      </style:paragraph-properties>
      <style:text-properties style:font-name="Arial" officeooo:paragraph-rsid="001336c6" style:font-name-complex="Arial2"/>
    </style:style>
    <style:style style:name="P15" style:family="paragraph" style:parent-style-name="List_20_Paragraph">
      <style:paragraph-properties fo:text-align="justify" style:justify-single-word="false"/>
      <style:text-properties style:font-name="Arial" officeooo:paragraph-rsid="001336c6" style:font-name-complex="Arial2"/>
    </style:style>
    <style:style style:name="P16" style:family="paragraph" style:parent-style-name="Standard">
      <style:paragraph-properties fo:margin-top="0cm" fo:margin-bottom="0cm" style:contextual-spacing="false" fo:line-height="100%" fo:text-align="justify" style:justify-single-word="false"/>
      <style:text-properties fo:color="#000000" style:font-name="Arial" officeooo:paragraph-rsid="001336c6" style:font-name-asian="GalliardStd-Roman" style:font-name-complex="GalliardStd-Roman"/>
    </style:style>
    <style:style style:name="P17" style:family="paragraph" style:parent-style-name="Standard">
      <style:paragraph-properties fo:margin-top="0cm" fo:margin-bottom="0cm" style:contextual-spacing="false" fo:line-height="100%" fo:text-align="justify" style:justify-single-word="false">
        <style:tab-stops>
          <style:tab-stop style:position="0cm"/>
          <style:tab-stop style:position="1.016cm"/>
          <style:tab-stop style:position="1.27cm"/>
          <style:tab-stop style:position="2.54cm"/>
        </style:tab-stops>
      </style:paragraph-properties>
      <style:text-properties fo:color="#000000" style:font-name="Arial" officeooo:paragraph-rsid="001336c6" style:font-name-complex="HelveticaNeue"/>
    </style:style>
    <style:style style:name="P18" style:family="paragraph" style:parent-style-name="Standard">
      <style:paragraph-properties fo:margin-top="0cm" fo:margin-bottom="0cm" style:contextual-spacing="false" fo:line-height="100%" fo:text-align="justify" style:justify-single-word="false"/>
      <style:text-properties officeooo:paragraph-rsid="001336c6"/>
    </style:style>
    <style:style style:name="P19" style:family="paragraph" style:parent-style-name="Standard" style:master-page-name="Standard">
      <style:paragraph-properties fo:margin-top="0cm" fo:margin-bottom="0cm" style:contextual-spacing="false" fo:line-height="100%" fo:text-align="justify" style:justify-single-word="false" style:page-number="auto"/>
      <style:text-properties fo:color="#6e6f71" style:font-name="Arial" fo:font-weight="bold" officeooo:paragraph-rsid="001336c6" style:font-weight-asian="bold" style:font-name-complex="HelveticaNeue-Bold" style:font-weight-complex="bold"/>
    </style:style>
    <style:style style:name="P20" style:family="paragraph" style:parent-style-name="Standard">
      <style:paragraph-properties fo:text-align="justify" style:justify-single-word="false"/>
      <style:text-properties style:font-name="Arial" style:text-underline-style="solid" style:text-underline-width="auto" style:text-underline-color="font-color" officeooo:paragraph-rsid="001336c6" style:font-name-complex="Arial2"/>
    </style:style>
    <style:style style:name="P21" style:family="paragraph" style:parent-style-name="Standard">
      <style:paragraph-properties fo:text-align="justify" style:justify-single-word="false"/>
      <style:text-properties style:font-name="Arial" fo:font-weight="bold" officeooo:paragraph-rsid="001336c6" style:font-weight-asian="bold" style:font-name-complex="Arial2"/>
    </style:style>
    <style:style style:name="P22" style:family="paragraph" style:parent-style-name="Standard">
      <style:paragraph-properties style:line-height-at-least="0.423cm" fo:text-align="justify" style:justify-single-word="false">
        <style:tab-stops>
          <style:tab-stop style:position="0cm"/>
          <style:tab-stop style:position="1.016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34.29cm"/>
          <style:tab-stop style:position="35.56cm"/>
          <style:tab-stop style:position="36.83cm"/>
          <style:tab-stop style:position="38.1cm"/>
          <style:tab-stop style:position="39.37cm"/>
          <style:tab-stop style:position="40.64cm"/>
          <style:tab-stop style:position="41.91cm"/>
          <style:tab-stop style:position="43.18cm"/>
          <style:tab-stop style:position="44.45cm"/>
          <style:tab-stop style:position="45.72cm"/>
          <style:tab-stop style:position="46.99cm"/>
        </style:tab-stops>
      </style:paragraph-properties>
      <style:text-properties style:font-name="Arial" fo:font-weight="bold" officeooo:paragraph-rsid="001336c6" style:font-weight-asian="bold" style:font-name-complex="Arial2"/>
    </style:style>
    <style:style style:name="P23" style:family="paragraph" style:parent-style-name="Standard">
      <style:text-properties style:font-name="Arial" fo:font-weight="bold" officeooo:paragraph-rsid="001336c6" style:font-weight-asian="bold"/>
    </style:style>
    <style:style style:name="P24" style:family="paragraph" style:parent-style-name="Standard">
      <style:paragraph-properties style:line-height-at-least="0.423cm" fo:text-align="justify" style:justify-single-word="false">
        <style:tab-stops>
          <style:tab-stop style:position="0cm"/>
          <style:tab-stop style:position="1.016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34.29cm"/>
          <style:tab-stop style:position="35.56cm"/>
          <style:tab-stop style:position="36.83cm"/>
          <style:tab-stop style:position="38.1cm"/>
          <style:tab-stop style:position="39.37cm"/>
          <style:tab-stop style:position="40.64cm"/>
          <style:tab-stop style:position="41.91cm"/>
          <style:tab-stop style:position="43.18cm"/>
          <style:tab-stop style:position="44.45cm"/>
          <style:tab-stop style:position="45.72cm"/>
          <style:tab-stop style:position="46.99cm"/>
        </style:tab-stops>
      </style:paragraph-properties>
      <style:text-properties style:font-name="Arial" officeooo:paragraph-rsid="001336c6" style:font-name-complex="Arial2"/>
    </style:style>
    <style:style style:name="P25" style:family="paragraph" style:parent-style-name="Standard">
      <style:paragraph-properties fo:text-align="justify" style:justify-single-word="false"/>
      <style:text-properties style:font-name="Arial" officeooo:paragraph-rsid="001336c6" style:font-name-complex="Arial2"/>
    </style:style>
    <style:style style:name="P26" style:family="paragraph" style:parent-style-name="List_20_Paragraph">
      <style:paragraph-properties fo:text-align="justify" style:justify-single-word="false"/>
      <style:text-properties fo:color="#000000" style:font-name="Arial" officeooo:paragraph-rsid="001336c6" style:font-name-complex="HelveticaNeue"/>
    </style:style>
    <style:style style:name="P27" style:family="paragraph" style:parent-style-name="List_20_Paragraph" style:list-style-name="WWNum1">
      <style:paragraph-properties style:line-height-at-least="0.423cm" fo:text-align="justify" style:justify-single-word="false">
        <style:tab-stops>
          <style:tab-stop style:position="0cm"/>
          <style:tab-stop style:position="1.016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34.29cm"/>
          <style:tab-stop style:position="35.56cm"/>
          <style:tab-stop style:position="36.83cm"/>
          <style:tab-stop style:position="38.1cm"/>
          <style:tab-stop style:position="39.37cm"/>
          <style:tab-stop style:position="40.64cm"/>
          <style:tab-stop style:position="41.91cm"/>
          <style:tab-stop style:position="43.18cm"/>
          <style:tab-stop style:position="44.45cm"/>
          <style:tab-stop style:position="45.72cm"/>
          <style:tab-stop style:position="46.99cm"/>
        </style:tab-stops>
      </style:paragraph-properties>
      <style:text-properties style:font-name="Arial" officeooo:paragraph-rsid="001336c6"/>
    </style:style>
    <style:style style:name="P28" style:family="paragraph" style:parent-style-name="List_20_Paragraph" style:list-style-name="WWNum17">
      <style:paragraph-properties style:line-height-at-least="0.423cm" fo:text-align="justify" style:justify-single-word="false">
        <style:tab-stops>
          <style:tab-stop style:position="0cm"/>
          <style:tab-stop style:position="1.016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34.29cm"/>
          <style:tab-stop style:position="35.56cm"/>
          <style:tab-stop style:position="36.83cm"/>
          <style:tab-stop style:position="38.1cm"/>
          <style:tab-stop style:position="39.37cm"/>
          <style:tab-stop style:position="40.64cm"/>
          <style:tab-stop style:position="41.91cm"/>
          <style:tab-stop style:position="43.18cm"/>
          <style:tab-stop style:position="44.45cm"/>
          <style:tab-stop style:position="45.72cm"/>
          <style:tab-stop style:position="46.99cm"/>
        </style:tab-stops>
      </style:paragraph-properties>
      <style:text-properties style:font-name="Arial" officeooo:paragraph-rsid="001336c6"/>
    </style:style>
    <style:style style:name="P29" style:family="paragraph" style:parent-style-name="List_20_Paragraph" style:list-style-name="WWNum1">
      <style:paragraph-properties style:line-height-at-least="0.423cm" fo:text-align="justify" style:justify-single-word="false">
        <style:tab-stops>
          <style:tab-stop style:position="0cm"/>
          <style:tab-stop style:position="1.016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34.29cm"/>
          <style:tab-stop style:position="35.56cm"/>
          <style:tab-stop style:position="36.83cm"/>
          <style:tab-stop style:position="38.1cm"/>
          <style:tab-stop style:position="39.37cm"/>
          <style:tab-stop style:position="40.64cm"/>
          <style:tab-stop style:position="41.91cm"/>
          <style:tab-stop style:position="43.18cm"/>
          <style:tab-stop style:position="44.45cm"/>
          <style:tab-stop style:position="45.72cm"/>
          <style:tab-stop style:position="46.99cm"/>
        </style:tab-stops>
      </style:paragraph-properties>
      <style:text-properties style:font-name="Arial" fo:font-weight="bold" officeooo:paragraph-rsid="001336c6" style:font-weight-asian="bold" style:font-name-complex="Arial2"/>
    </style:style>
    <style:style style:name="P30" style:family="paragraph" style:parent-style-name="List_20_Paragraph" style:list-style-name="WWNum19">
      <style:paragraph-properties style:line-height-at-least="0.423cm" fo:text-align="justify" style:justify-single-word="false">
        <style:tab-stops>
          <style:tab-stop style:position="0cm"/>
          <style:tab-stop style:position="1.016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34.29cm"/>
          <style:tab-stop style:position="35.56cm"/>
          <style:tab-stop style:position="36.83cm"/>
          <style:tab-stop style:position="38.1cm"/>
          <style:tab-stop style:position="39.37cm"/>
          <style:tab-stop style:position="40.64cm"/>
          <style:tab-stop style:position="41.91cm"/>
          <style:tab-stop style:position="43.18cm"/>
          <style:tab-stop style:position="44.45cm"/>
          <style:tab-stop style:position="45.72cm"/>
          <style:tab-stop style:position="46.99cm"/>
        </style:tab-stops>
      </style:paragraph-properties>
      <style:text-properties style:font-name="Arial" officeooo:paragraph-rsid="001336c6" style:font-name-complex="Arial2"/>
    </style:style>
    <style:style style:name="P31" style:family="paragraph" style:parent-style-name="List_20_Paragraph" style:list-style-name="WWNum20">
      <style:paragraph-properties fo:margin-top="0cm" fo:margin-bottom="0cm" style:contextual-spacing="true" fo:line-height="100%" fo:text-align="justify" style:justify-single-word="false"/>
      <style:text-properties fo:color="#000000" style:font-name="Arial" officeooo:paragraph-rsid="0014f5ad" style:font-name-complex="HelveticaNeue"/>
    </style:style>
    <style:style style:name="P32" style:family="paragraph" style:parent-style-name="List_20_Paragraph">
      <style:paragraph-properties fo:margin-top="0cm" fo:margin-bottom="0cm" style:contextual-spacing="true" fo:line-height="100%" fo:text-align="justify" style:justify-single-word="false"/>
      <style:text-properties fo:color="#000000" style:font-name="Arial" officeooo:paragraph-rsid="001336c6" style:font-name-complex="HelveticaNeue"/>
    </style:style>
    <style:style style:name="P33" style:family="paragraph" style:parent-style-name="List_20_Paragraph" style:list-style-name="WWNum16">
      <style:paragraph-properties fo:margin-top="0cm" fo:margin-bottom="0cm" style:contextual-spacing="true" fo:line-height="100%" fo:text-align="justify" style:justify-single-word="false"/>
      <style:text-properties fo:color="#000000" style:font-name="Arial" officeooo:paragraph-rsid="001336c6" style:font-name-asian="GalliardStd-Roman" style:font-name-complex="HelveticaNeue"/>
    </style:style>
    <style:style style:name="P34" style:family="paragraph" style:parent-style-name="List_20_Paragraph" style:list-style-name="WWNum21">
      <style:paragraph-properties fo:margin-left="1cm" fo:margin-right="0cm" fo:text-align="justify" style:justify-single-word="false" fo:text-indent="-0.249cm" style:auto-text-indent="false"/>
      <style:text-properties style:font-name="Arial" officeooo:paragraph-rsid="001336c6" style:font-name-complex="Arial2"/>
    </style:style>
    <style:style style:name="P35" style:family="paragraph" style:parent-style-name="List_20_Paragraph" style:list-style-name="WWNum14">
      <style:paragraph-properties fo:margin-left="1cm" fo:margin-right="0cm" fo:text-align="justify" style:justify-single-word="false" fo:text-indent="-0.249cm" style:auto-text-indent="false"/>
      <style:text-properties style:font-name="Arial" officeooo:paragraph-rsid="001336c6" style:font-name-complex="Arial2"/>
    </style:style>
    <style:style style:name="T1" style:family="text">
      <style:text-properties style:font-name-complex="Arial2"/>
    </style:style>
    <style:style style:name="T2" style:family="text">
      <style:text-properties fo:color="#000000" style:font-name-complex="Arial2"/>
    </style:style>
    <style:style style:name="T3" style:family="text">
      <style:text-properties style:text-underline-style="solid" style:text-underline-width="auto" style:text-underline-color="font-color" style:font-name-complex="Arial2"/>
    </style:style>
    <style:style style:name="T4" style:family="text">
      <style:text-properties style:font-name-asian="GalliardStd-Roman" style:font-name-complex="GalliardStd-Roman"/>
    </style:style>
    <style:style style:name="T5" style:family="text">
      <style:text-properties fo:font-weight="bold" style:font-weight-asian="bold" style:font-name-complex="Arial2"/>
    </style:style>
    <style:style style:name="T6" style:family="text">
      <style:text-properties style:font-name="Arial1" fo:font-size="12pt" style:font-size-asian="12pt" style:font-name-complex="Arial2" style:font-size-complex="12pt"/>
    </style:style>
    <style:style style:name="T7" style:family="text">
      <style:text-properties style:font-name="Calibri" fo:font-size="11pt" fo:font-style="normal" fo:font-weight="normal" style:font-size-asian="11pt" style:font-style-asian="normal" style:font-weight-asian="normal"/>
    </style:style>
    <style:style style:name="T8" style:family="text">
      <style:text-properties style:font-name="Arial" style:font-name-asian="GalliardStd-Roman" style:font-name-complex="GalliardStd-Roman"/>
    </style:style>
    <style:style style:name="T9" style:family="text">
      <style:text-properties style:font-name="Arial"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Why weight matters</text:p>
      <text:list xml:id="list2402932701223189390" text:style-name="WWNum20">
        <text:list-item>
          <text:p text:style-name="P31"><text:span text:style-name="T6">Being overweight increases the risk of heart disease, stroke, type 2 diabetes, dementia and more than 12 different cancers, including breast cancer, bowel cancer and cancers of the oesophagus (gullet), thyroid gland, kidney, womb, gall bladder, pancreas, malignant melanoma and cancers of the blood and immune systems, such as leukaemia, multiple myeloma, and Non-Hodgkins lymphoma.</text:span></text:p>
        </text:list-item>
        <text:list-item>
          <text:p text:style-name="P31"><text:span text:style-name="T6">People who are overweight are more likely to suffer from arthritis, indigestion, gallstones, stress, anxiety, depression, infertility and sleep problems.</text:span></text:p>
        </text:list-item>
        <text:list-item>
          <text:p text:style-name="P31"><text:span text:style-name="T6">Being very overweight (3 stone/19 kg above your healthy weight) is as harmful to health as smoking and can reduce life expectancy by seven years. If you’re very overweight and also smoke it can shorten your lifespan by 14 years.</text:span></text:p>
        </text:list-item>
        <text:list-item>
          <text:p text:style-name="P31"><text:span text:style-name="T6">Being overweight limits healthy life expectation. In the UK women live, on average, to the age of 82, but their good health only lasts until their mid-60s, while men live to 78, with good health until the age of 64 often due to weight related illness.</text:span></text:p>
        </text:list-item>
      </text:list>
      <text:p text:style-name="P26"/>
      <text:p text:style-name="P20"><text:s/>The PROCAS- lifestyle diet and exercise <text:s/>programme </text:p>
      <text:p text:style-name="P2"><text:span text:style-name="T1">You will be given advice on how to follow our tried and tested 2 day diet from a specialist research dietitian, as well as </text:span><text:span text:style-name="T2">individual exercise advice. </text:span></text:p>
      <text:p text:style-name="P18"><text:span text:style-name="T8">The 2-Day Diet is a </text:span><text:span text:style-name="T9">tried and tested weight loss diet. <text:s/>For 2 days per week (ideally consecutive days) </text:span><text:span text:style-name="T8">you can eat foods that are high in protein i.e. lean chicken fish, low fat dairy foods, healthy fats such as nuts, and fruit and vegetables. These foods are satisfying and reduce the feelings of hunger, which makes us less likely to overeat. You are asked to avoid carbohydrates </text:span><text:span text:style-name="T9">i.e. breads, cereals, pastas, rice/grains, potatoes</text:span><text:span text:style-name="T8"> on these days. On the other five ‘unrestricted’ days you eat a normal, healthy, Mediterranean-style diet which includes all of these foods as well as high fibre carbohydrate foods.</text:span> </text:p>
      <text:p text:style-name="P6"><text:span text:style-name="T4"/></text:p>
      <text:p text:style-name="P8"/>
      <text:p text:style-name="P8">The 2-Day Diet is designed to be:</text:p>
      <text:list xml:id="list2789346942777600353" text:style-name="WWNum16">
        <text:list-item>
          <text:p text:style-name="P33">Low enough in calories to enable you to lose weight, but without leaving you feeling hungry.</text:p>
        </text:list-item>
        <text:list-item>
          <text:p text:style-name="P33">Nutritionally balanced so that all your vitamin, mineral and protein requirements are met.</text:p>
        </text:list-item>
        <text:list-item>
          <text:p text:style-name="P33">Easy to fit into a normal, busy lifestyle.</text:p>
        </text:list-item>
      </text:list>
      <text:p text:style-name="P10"/>
      <text:p text:style-name="P2"><text:span text:style-name="T1">If you don’t wish to follow a 2 day diet you can be given recommended food portions for a healthy balanced diet to follow 7 days a week to achieve weight loss. Information about your chosen diet will be available on the study website, which includes your individual recommended food portions, recipes and healthy tips sheets to support your weight loss goal. You will be encouraged to include a minimum of 30 minutes of </text:span><text:span text:style-name="T5">aerobic exercise</text:span><text:span text:style-name="T1"> (e.g. brisk walk, cycle, dance, or aerobics) </text:span><text:span text:style-name="T5">5 days per week </text:span><text:span text:style-name="T1">and 2-3 sessions (totalling </text:span><text:span text:style-name="T5">40 minutes</text:span><text:span text:style-name="T1">) of </text:span><text:span text:style-name="T5">resistance</text:span><text:span text:style-name="T1"> exercise (e.g. carrying groceries, climbing stairs or lifting weights) </text:span><text:span text:style-name="T5">each week</text:span><text:span text:style-name="T1">. </text:span></text:p>
      <text:p text:style-name="P7"/>
      <text:p text:style-name="P7"/>
      <text:p text:style-name="P7"/>
      <text:p text:style-name="P7"/>
      <text:p text:style-name="P1"/>
      <text:p text:style-name="P1">What are the pros and cons of joining the study?</text:p>
      <text:list xml:id="list1309748107037611081" text:style-name="WWNum1">
        <text:list-item>
          <text:p text:style-name="P29">Pros: </text:p>
        </text:list-item>
      </text:list>
      <text:list xml:id="list6422529701465131318" text:style-name="WWNum17">
        <text:list-item>
          <text:p text:style-name="P28"><text:span text:style-name="T3">Potential weight loss</text:span><text:span text:style-name="T1">: - </text:span></text:p>
        </text:list-item>
      </text:list>
      <text:p text:style-name="P4"><text:soft-page-break/>No diet works for everyone and this diet is no exception. The success of any diet is mainly due to whether people can follow it and keep it up over time. Our research showed that 6 <text:s/>out of 10 dieters who set out to follow the diet are successful. Three out of 10 women who set out to do the 2-Day Diet had family, work or other personal issues which prevented them from properly sticking to it, whilst one out of 10 could not tolerate the <text:s/>diet. </text:p>
      <text:p text:style-name="P4"><text:span text:style-name="T7">If you </text:span>follow the 2 day diet for 3 months you could achieve the benefits listed in the table below:</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What can be achieved in the first three months of The 2-Day Diet</text:p>
          </table:table-cell>
          <table:covered-table-cell/>
          <table:covered-table-cell/>
        </table:table-row>
        <table:table-row table:style-name="Table1.2">
          <table:table-cell table:style-name="Table1.A2" office:value-type="string">
            <text:p text:style-name="P5"> </text:p>
          </table:table-cell>
          <table:table-cell table:style-name="Table1.B2" office:value-type="string">
            <text:p text:style-name="P23">Average</text:p>
          </table:table-cell>
          <table:table-cell table:style-name="Table1.B2" office:value-type="string">
            <text:p text:style-name="P23">Maximum </text:p>
          </table:table-cell>
        </table:table-row>
        <table:table-row table:style-name="Table1.3">
          <table:table-cell table:style-name="Table1.A2" office:value-type="string">
            <text:p text:style-name="P5">Weight loss </text:p>
          </table:table-cell>
          <table:table-cell table:style-name="Table1.B2" office:value-type="string">
            <text:p text:style-name="P5">-13lb (-6.4 kg)</text:p>
          </table:table-cell>
          <table:table-cell table:style-name="Table1.B2" office:value-type="string">
            <text:p text:style-name="P5">-32lb (-14.5 kg)</text:p>
          </table:table-cell>
        </table:table-row>
        <table:table-row table:style-name="Table1.4">
          <table:table-cell table:style-name="Table1.A2" office:value-type="string">
            <text:p text:style-name="P5">Loss of body fat <text:s/></text:p>
          </table:table-cell>
          <table:table-cell table:style-name="Table1.B2" office:value-type="string">
            <text:p text:style-name="P5">-10lb (-4.5 kg)</text:p>
          </table:table-cell>
          <table:table-cell table:style-name="Table1.B2" office:value-type="string">
            <text:p text:style-name="P5">-24lb (-11 kg)</text:p>
          </table:table-cell>
        </table:table-row>
        <table:table-row table:style-name="Table1.5">
          <table:table-cell table:style-name="Table1.A2" office:value-type="string">
            <text:p text:style-name="P5">Reduction in waist measurement</text:p>
          </table:table-cell>
          <table:table-cell table:style-name="Table1.B2" office:value-type="string">
            <text:p text:style-name="P5">-6cm (-1⅓ in)</text:p>
          </table:table-cell>
          <table:table-cell table:style-name="Table1.B2" office:value-type="string">
            <text:p text:style-name="P5">-19cm (-7½ in)</text:p>
          </table:table-cell>
        </table:table-row>
        <table:table-row table:style-name="Table1.6">
          <table:table-cell table:style-name="Table1.A2" office:value-type="string">
            <text:p text:style-name="P5">Change in clothes size</text:p>
          </table:table-cell>
          <table:table-cell table:style-name="Table1.B2" office:value-type="string">
            <text:p text:style-name="P5">Dropped 1 clothes size </text:p>
          </table:table-cell>
          <table:table-cell table:style-name="Table1.B2" office:value-type="string">
            <text:p text:style-name="P5">Dropped 2 clothes sizes</text:p>
          </table:table-cell>
        </table:table-row>
        <table:table-row table:style-name="Table1.7">
          <table:table-cell table:style-name="Table1.A2" office:value-type="string">
            <text:p text:style-name="P5">Change in insulin </text:p>
          </table:table-cell>
          <table:table-cell table:style-name="Table1.B2" office:value-type="string">
            <text:p text:style-name="P5">-12%</text:p>
          </table:table-cell>
          <table:table-cell table:style-name="Table1.B2" office:value-type="string">
            <text:p text:style-name="P5">-76%</text:p>
          </table:table-cell>
        </table:table-row>
        <table:table-row table:style-name="Table1.8">
          <table:table-cell table:style-name="Table1.A2" office:value-type="string">
            <text:p text:style-name="P5">Change in cholesterol </text:p>
          </table:table-cell>
          <table:table-cell table:style-name="Table1.B2" office:value-type="string">
            <text:p text:style-name="P5">-6%</text:p>
          </table:table-cell>
          <table:table-cell table:style-name="Table1.B2" office:value-type="string">
            <text:p text:style-name="P5">-34%</text:p>
          </table:table-cell>
        </table:table-row>
        <table:table-row table:style-name="Table1.9">
          <table:table-cell table:style-name="Table1.A2" office:value-type="string">
            <text:p text:style-name="P5">Change in blood pressure </text:p>
          </table:table-cell>
          <table:table-cell table:style-name="Table1.B2" office:value-type="string">
            <text:p text:style-name="P5">-11%</text:p>
          </table:table-cell>
          <table:table-cell table:style-name="Table1.B2" office:value-type="string">
            <text:p text:style-name="P5">-40%</text:p>
          </table:table-cell>
        </table:table-row>
      </table:table>
      <text:p text:style-name="P4"/>
      <text:p text:style-name="P9">The drops in cholesterol and blood pressure indicate a reduction in the risk of heart disease of 25-30%, and the risk of stroke by 35-40%. To maintain these benefits you need to maintain your lower weight and healthy lifestyle behaviours.</text:p>
      <text:p text:style-name="P9"/>
      <text:list xml:id="list122922069518096" text:continue-numbering="true" text:style-name="WWNum17">
        <text:list-item>
          <text:p text:style-name="P28"><text:span text:style-name="T3">Increased fitness</text:span><text:span text:style-name="T1">: aerobic exercise (e.g. brisk walk, cycle, dance, or aerobics) can improve cardiovascular (heart and lungs) fitness, while resistance and weight bearing activity can improve muscular strength and maintain bone health.</text:span></text:p>
        </text:list-item>
      </text:list>
      <text:p text:style-name="P13"/>
      <text:list xml:id="list122922127123673" text:continue-numbering="true" text:style-name="WWNum17">
        <text:list-item>
          <text:p text:style-name="P28"><text:span text:style-name="T3">Health</text:span><text:span text:style-name="T1">: A combination of diet, activity and lifetyle changes can help improve overall health, reducing the risk of breast cancer by 30% <text:s/>diabetes by 60% <text:s/>heart disease and stroke by 30% as well as reduced risk of other cancers and dementia and increase well being (e.g. improved mood and sleep pattern).</text:span></text:p>
        </text:list-item>
      </text:list>
      <text:p text:style-name="P14"/>
      <text:list xml:id="list122922743405808" text:continue-list="list1309748107037611081" text:style-name="WWNum1">
        <text:list-item>
          <text:p text:style-name="P27"><text:span text:style-name="T5">Cons:</text:span><text:span text:style-name="T1"> </text:span></text:p>
        </text:list-item>
      </text:list>
      <text:list xml:id="list6589814977123703189" text:style-name="WWNum19">
        <text:list-item>
          <text:p text:style-name="P30">It can be difficult to follow a diet and exercise plan if you are not ready to make changes. If you are unable to follow the programme you may be disappointed if you do not achieve your weight loss or lifestyle goals.</text:p>
        </text:list-item>
        <text:list-item>
          <text:p text:style-name="P30">You may initially find that the diet requires extra time to plan and prepare meals, this is usually until you become familiar with the recommended portion sizes. </text:p>
        </text:list-item>
        <text:list-item>
          <text:p text:style-name="P30">The additional time commitment of trying to include regular exercise </text:p>
        </text:list-item>
      </text:list>
      <text:p text:style-name="P11"/>
      <text:p text:style-name="P22">What does being in the study involve for me?</text:p>
      <text:p text:style-name="P25"><text:s/>You will be asked to:</text:p>
      <text:list xml:id="list828081047235025018" text:style-name="WWNum21">
        <text:list-item>
          <text:p text:style-name="P34">Try to follow our diet and exercise weight loss plan for 6 months.</text:p>
        </text:list-item>
      </text:list>
      <text:list xml:id="list3244885532080607015" text:style-name="WWNum14">
        <text:list-item>
          <text:p text:style-name="P35">Attend three appointments at the Genesis Breast Cancer Prevention Centre (Wythenshawe hospital) lasting 45 minutes to 2 hrs each</text:p>
        </text:list-item>
        <text:list-item>
          <text:p text:style-name="P35">Record your food and drink intake for 7 days at three different times during the study (either in a paper diary or online)</text:p>
        </text:list-item>
        <text:list-item>
          <text:p text:style-name="P35">Monitor your weight, diet and exercise progress on the website, on a regular basis (you may choose to do this daily, weekly, monthly or as often as you like).</text:p>
        </text:list-item>
        <text:list-item>
          <text:p text:style-name="P35">You will have the option to continue to use the website for a further 6 months with email feedback and be invited to attend for a final weigh in at 12 months.</text:p>
        </text:list-item>
      </text:list>
      <text:p text:style-name="P15"/>
      <text:p text:style-name="P15"><text:soft-page-break/></text:p>
      <text:p text:style-name="P15"/>
      <text:p text:style-name="P1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roman"/>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21:13:22.542822000</meta:creation-date>
    <meta:print-date>2014-09-10T21:15:01.819118000</meta:print-date>
    <dc:date>2014-11-17T12:29:20.491247000</dc:date>
    <meta:editing-duration>PT1M</meta:editing-duration>
    <meta:editing-cycles>3</meta:editing-cycles>
    <meta:generator>LibreOffice/4.1.2.3$MacOSX_x86 LibreOffice_project/40b2d7fde7e8d2d7bc5a449dc65df4d08a7dd38</meta:generator>
    <meta:document-statistic meta:table-count="1" meta:image-count="0" meta:object-count="0" meta:page-count="3" meta:paragraph-count="57" meta:word-count="999" meta:character-count="5698" meta:non-whitespace-character-count="4750"/>
  </office:meta>
</office:document-meta>
</file>